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1.75mm"/>
    </style:style>
    <style:style style:name="co22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22.06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3" style:family="table-column">
      <style:table-column-properties fo:break-before="auto" style:column-width="9.53mm"/>
    </style:style>
    <style:style style:name="co24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>
      <style:text-properties style:text-position=""/>
    </style:style>
    <style:style style:name="ce35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</style:style>
    <style:style style:name="ce3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3" table:default-cell-style-name="ce9"/>
        <table:table-column table:style-name="co24" table:default-cell-style-name="ce9"/>
        <table:table-column table:style-name="co2" table:number-columns-repeated="1002" table:default-cell-style-name="ce9"/>
        <table:table-column table:style-name="co22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2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1" office:value-type="string" calcext:value-type="string">
            <text:p>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1" office:value-type="string" calcext:value-type="string">
            <text:p>tfg_armor| tfg_helm| tfg_boots| tfg_glove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1" office:value-type="string" calcext:value-type="string">
            <text:p>tfg_ranged| tfg_armor| tfg_helm|tfg_boots| tfg_glove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1" office:value-type="string" calcext:value-type="string">
            <text:p>tfg_ranged| tfg_gloves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axe_c, 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1" office:value-type="string" calcext:value-type="string">
            <text:p>tfg_armor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1" office:value-type="string" calcext:value-type="string">
            <text:p>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1" office:value-type="string" calcext:value-type="string">
            <text:p>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1" office:value-type="string" calcext:value-type="string">
            <text:p>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1" office:value-type="string" calcext:value-type="string">
            <text:p>tfg_gloves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1" office:value-type="string" calcext:value-type="string">
            <text:p>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1" office:value-type="string" calcext:value-type="string">
            <text:p>tfg_boots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0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0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1" office:value-type="string" calcext:value-type="string">
            <text:p>tfg_ranged| tfg_boots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1" office:value-type="string" calcext:value-type="string">
            <text:p>tfg_range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1" office:value-type="string" calcext:value-type="string">
            <text:p>tfg_range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3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1" office:value-type="string" calcext:value-type="string">
            <text:p>tfg_range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1" office:value-type="string" calcext:value-type="string">
            <text:p>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1" office:value-type="string" calcext:value-type="string">
            <text:p>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1" office:value-type="string" calcext:value-type="string">
            <text:p>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1" office:value-type="string" calcext:value-type="string">
            <text:p>tfg_boots| tfg_armor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1" office:value-type="string" calcext:value-type="string">
            <text:p>tf_mounted| tfg_boots| tfg_armor| tfg_helm| tfg_horse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1" office:value-type="string" calcext:value-type="string">
            <text:p>tf_mounted| tfg_boots| tfg_armor| tfg_helm| tfg_horse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1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1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1" office:value-type="string" calcext:value-type="string">
            <text:p>tf_evil_man| tf_mounted| tfg_boots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1" office:value-type="string" calcext:value-type="string">
            <text:p>tf_evil_man| tf_mounted| tfg_boots| tfg_armor| tfg_horse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1" office:value-type="string" calcext:value-type="string">
            <text:p>tf_evil_man| tf_mounted| tfg_boots| tfg_armor| tfg_ranged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1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1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1" office:value-type="string" calcext:value-type="string">
            <text:p>tf_evil_man| tf_mounted| tfg_boots| tfg_armor| tfg_ranged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1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1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1" office:value-type="string" calcext:value-type="string">
            <text:p>tf_evil_man| tfg_boots| tfg_armor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1" office:value-type="string" calcext:value-type="string">
            <text:p>tf_evil_man| tfg_boots| tfg_armor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1" office:value-type="string" calcext:value-type="string">
            <text:p>tf_evil_man| 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1" office:value-type="string" calcext:value-type="string">
            <text:p>tf_evil_man| 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1" office:value-type="string" calcext:value-type="string">
            <text:p>tf_evil_man| tf_mounted| tfg_boots| tfg_armor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1" office:value-type="string" calcext:value-type="string">
            <text:p>tf_evil_man| tf_mounted| tfg_boots| tfg_armor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1" office:value-type="string" calcext:value-type="string">
            <text:p>tf_evil_man| tf_mounted| tfg_boots| tfg_armor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1" office:value-type="string" calcext:value-type="string">
            <text:p>tf_evil_man| tf_mounted| tfg_boots| tfg_armor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1" office:value-type="string" calcext:value-type="string">
            <text:p>tf_evil_man| tf_mounted| tfg_boots| tfg_armor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ven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1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0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ven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1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ven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1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1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0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1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0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ven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1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ven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1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0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ven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1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4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0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1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0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1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1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infantry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0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1" office:value-type="string" calcext:value-type="string">
            <text:p>tf_gondor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gon_jerkin,itm_tld_tunic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hunting_bow,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1" office:value-type="string" calcext:value-type="string">
            <text:p>tf_gondor| tfg_armor| tfg_shield| tfg_boots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dor_arrows,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0" office:value-type="string" calcext:value-type="string">
            <text:p>Footmen_of_Gondo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light_helm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1"/>
          <table:table-cell table:style-name="ce31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3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1"/>
          <table:table-cell table:style-name="ce31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1"/>
          <table:table-cell table:style-name="ce31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1" office:value-type="string" calcext:value-type="string">
            <text:p>tf_gondor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1" office:value-type="string" calcext:value-type="string">
            <text:p>tf_gondor| tf_mounted| tfg_helm| tfg_armor| tfg_boots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1" office:value-type="string" calcext:value-type="string">
            <text:p>tf_gondor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1" office:value-type="string" calcext:value-type="string">
            <text:p>tf_gondor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1"/>
          <table:table-cell table:style-name="ce31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3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1" office:value-type="string" calcext:value-type="string">
            <text:p>tf_gondor| tfg_ranged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1" office:value-type="string" calcext:value-type="string">
            <text:p>tf_gondor| tfg_ranged| tfg_shield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1" office:value-type="string" calcext:value-type="string">
            <text:p>tf_gondor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1" office:value-type="string" calcext:value-type="string">
            <text:p>tf_gondor| tfg_armor| tfg_shield| tfg_boots| tfg_hel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1" office:value-type="string" calcext:value-type="string">
            <text:p>tf_gondor| tfg_shield| tfg_armor| tfg_helm| tfg_boots| tfg_glove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1"/>
          <table:table-cell table:style-name="ce31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1" office:value-type="string" calcext:value-type="string">
            <text:p>tf_gondor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 office:value-type="string" calcext:value-type="string">
            <text:p>itm_shortened_spear,itm_gondor_javelin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6" office:value-type="string" calcext:value-type="string">
            <text:p>itm_pelargir_eket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1" office:value-type="string" calcext:value-type="string">
            <text:p>tf_gondor| tfg_ranged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1"/>
          <table:table-cell table:style-name="ce31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1" office:value-type="string" calcext:value-type="string">
            <text:p>tf_gondor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1" office:value-type="string" calcext:value-type="string">
            <text:p>tf_gondor| tfg_shield| tfg_armor| tfg_boots| tfg_hel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1" office:value-type="string" calcext:value-type="string">
            <text:p>tf_gondor| tfg_gloves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1" office:value-type="string" calcext:value-type="string">
            <text:p>tf_gondor| tf_mounted | tfg_gloves| tfg_shield| tfg_horse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1"/>
          <table:table-cell table:style-name="ce31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1" office:value-type="string" calcext:value-type="string">
            <text:p>tf_gondor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1" office:value-type="string" calcext:value-type="string">
            <text:p>tf_gondor|tf_mounted|tfg_shield| tfg_armor| tfg_helm| tfg_boots|tfg_hor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1" office:value-type="string" calcext:value-type="string">
            <text:p>tf_gondor|tf_mounted| tfg_gloves| tfg_shield| tfg_armor| tfg_helm| tfg_boots|tfg_hor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1" office:value-type="string" calcext:value-type="string">
            <text:p>tf_gondor| tf_mounted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1" office:value-type="string" calcext:value-type="string">
            <text:p>tf_gondor| <text:s/>tfg_armor| <text:s/>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1" office:value-type="string" calcext:value-type="string">
            <text:p>tf_gondor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1" office:value-type="string" calcext:value-type="string">
            <text:p>tf_gondor| tfg_gloves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1" office:value-type="string" calcext:value-type="string">
            <text:p>tf_gondor| tfg_armor| tfg_shield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1" office:value-type="string" calcext:value-type="string">
            <text:p>tf_gondor| tf_mounted| tfg_gloves| tfg_shield| tfg_armor| tfg_helm| tfg_horse| tfg_boots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1" office:value-type="string" calcext:value-type="string">
            <text:p>tf_lorien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1" office:value-type="string" calcext:value-type="string">
            <text:p>tf_lorien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1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1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1" office:value-type="string" calcext:value-type="string">
            <text:p>tf_lorien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1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1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1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1" office:value-type="string" calcext:value-type="string">
            <text:p>tf_woodelf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1" office:value-type="string" calcext:value-type="string">
            <text:p>tf_woodelf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1" office:value-type="string" calcext:value-type="string">
            <text:p>tf_woodelf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1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1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1" office:value-type="string" calcext:value-type="string">
            <text:p>tf_woodelf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light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6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1" office:value-type="string" calcext:value-type="string">
            <text:p>tf_imladris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1" office:value-type="string" calcext:value-type="string">
            <text:p>tf_imladris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1" office:value-type="string" calcext:value-type="string">
            <text:p>tf_imladris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1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1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1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1" office:value-type="string" calcext:value-type="string">
            <text:p>tf_imladri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1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1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1" office:value-type="string" calcext:value-type="string">
            <text:p>tf_dunedai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1" office:value-type="string" calcext:value-type="string">
            <text:p>tf_dunedai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1" office:value-type="string" calcext:value-type="string">
            <text:p>tf_dunedai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1" office:value-type="string" calcext:value-type="string">
            <text:p>tf_dunedai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1" office:value-type="string" calcext:value-type="string">
            <text:p>tf_dunedai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1" office:value-type="string" calcext:value-type="string">
            <text:p>tf_dunedain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1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1" office:value-type="string" calcext:value-type="string">
            <text:p>tf_dunedain| tfg_ranged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1" office:value-type="string" calcext:value-type="string">
            <text:p>tf_dunedain| tfg_ranged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1" office:value-type="string" calcext:value-type="string">
            <text:p>tf_dunedain| tfg_ranged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1" office:value-type="string" calcext:value-type="string">
            <text:p>tf_roh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1" office:value-type="string" calcext:value-type="string">
            <text:p>tf_roh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, 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ecruit_good, itm_rohan_leather_bad, itm_rohan_leather,itm_rohan_leather_good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itm_rohan_mail_bad, itm_rohan_mail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, itm_rohan_scale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1" office:value-type="string" calcext:value-type="string">
            <text:p>tf_roh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1" office:value-type="string" calcext:value-type="string">
            <text:p>tf_roh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0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1" office:value-type="string" calcext:value-type="string">
            <text:p>tf_rohan| tfg_ranged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itm_rohan_leather_good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1" office:value-type="string" calcext:value-type="string">
            <text:p>tf_rohan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1" office:value-type="string" calcext:value-type="string">
            <text:p>tf_rohan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1" office:value-type="string" calcext:value-type="string">
            <text:p>tf_rohan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1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1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1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1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0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1" office:value-type="string" calcext:value-type="string">
            <text:p>tf_rohan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, 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1" office:value-type="string" calcext:value-type="string">
            <text:p>tf_rohan| tf_mounted| tfg_shiel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1" office:value-type="string" calcext:value-type="string">
            <text:p>tf_rohan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1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scale_ba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1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1" office:value-type="string" calcext:value-type="string">
            <text:p>tf_rohan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1" office:value-type="string" calcext:value-type="string">
            <text:p>tf_roh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1" office:value-type="string" calcext:value-type="string">
            <text:p>tf_roh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1" office:value-type="string" calcext:value-type="string">
            <text:p>tf_harad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1" office:value-type="string" calcext:value-type="string">
            <text:p>tf_hara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1" office:value-type="string" calcext:value-type="string">
            <text:p>tf_harad| tfg_shield| tfg_armor| tfg_helm| tfg_boots <text:s/>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1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1" office:value-type="string" calcext:value-type="string">
            <text:p>tf_hara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1" office:value-type="string" calcext:value-type="string">
            <text:p>tf_hara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1" office:value-type="string" calcext:value-type="string">
            <text:p>tf_harad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1" office:value-type="string" calcext:value-type="string">
            <text:p>tf_harad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1" office:value-type="string" calcext:value-type="string">
            <text:p>tf_harad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1" office:value-type="string" calcext:value-type="string">
            <text:p>tf_harad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1" office:value-type="string" calcext:value-type="string">
            <text:p>tf_hara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1" office:value-type="string" calcext:value-type="string">
            <text:p>tf_hara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1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1" office:value-type="string" calcext:value-type="string">
            <text:p>tf_harad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1" office:value-type="string" calcext:value-type="string">
            <text:p>tf_harad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1" office:value-type="string" calcext:value-type="string">
            <text:p>tf_harad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1" office:value-type="string" calcext:value-type="string">
            <text:p>tf_hara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0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1" office:value-type="string" calcext:value-type="string">
            <text:p>tf_hara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0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1" office:value-type="string" calcext:value-type="string">
            <text:p>tf_hara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0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1" office:value-type="string" calcext:value-type="string">
            <text:p>tf_dunland| tf_randomize_face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1" office:value-type="string" calcext:value-type="string">
            <text:p>tf_dunland| tf_randomize_face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1" office:value-type="string" calcext:value-type="string">
            <text:p>tf_dunland| tf_randomize_face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1" office:value-type="string" calcext:value-type="string">
            <text:p>tf_dunland| tf_randomize_face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1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1" office:value-type="string" calcext:value-type="string">
            <text:p>tf_dunland| tf_randomize_face| tfg_shiel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1" office:value-type="string" calcext:value-type="string">
            <text:p>tf_dunland| tf_randomize_face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1" office:value-type="string" calcext:value-type="string">
            <text:p>tf_dunland| tf_randomize_face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1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1" office:value-type="string" calcext:value-type="string">
            <text:p>tf_dunland| tf_randomize_face| tfg_shield| tfg_armor| tfg_boots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1" office:value-type="string" calcext:value-type="string">
            <text:p>tf_evil_m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pear,</text:p>
          </table:table-cell>
          <table:table-cell table:style-name="ce16" office:value-type="string" calcext:value-type="string">
            <text:p>itm_khand_mace1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1" office:value-type="string" calcext:value-type="string">
            <text:p>tf_evil_m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</text:p>
          </table:table-cell>
          <table:table-cell table:style-name="ce16" office:value-type="string" calcext:value-type="string">
            <text:p>itm_khand_tulwar,itm_khand_mace1,itm_tab_shield_small_roun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table:number-columns-repeated="2"/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1" office:value-type="string" calcext:value-type="string">
            <text:p>tf_evil_m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1" office:value-type="string" calcext:value-type="string">
            <text:p>tf_evil_m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1" office:value-type="string" calcext:value-type="string">
            <text:p>tf_evil_man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/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/>
          <table:table-cell table:style-name="ce25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1" office:value-type="string" calcext:value-type="string">
            <text:p>tf_evil_man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1" office:value-type="string" calcext:value-type="string">
            <text:p>tf_evil_man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1" office:value-type="string" calcext:value-type="string">
            <text:p>tf_evil_man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itm_khand_helmet_b4,itm_khand_helmet_d2,</text:p>
          </table:table-cell>
          <table:table-cell table:style-name="ce16" office:value-type="string" calcext:value-type="string">
            <text:p>itm_khand_med_lam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1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b2,itm_khand_helmet_d1,itm_khand_helmet_d3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itm_khand_helmet_e3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1" office:value-type="string" calcext:value-type="string">
            <text:p>tf_evil_m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1" office:value-type="string" calcext:value-type="string">
            <text:p>tf_evil_m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1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1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1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1" office:value-type="string" calcext:value-type="string">
            <text:p>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1" office:value-type="string" calcext:value-type="string">
            <text:p>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1" office:value-type="string" calcext:value-type="string">
            <text:p>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1" office:value-type="string" calcext:value-type="string">
            <text:p>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1" office:value-type="string" calcext:value-type="string">
            <text:p>tfg_ranged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1" office:value-type="string" calcext:value-type="string">
            <text:p>tfg_gloves| 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1" office:value-type="string" calcext:value-type="string">
            <text:p>tfg_gloves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1" office:value-type="string" calcext:value-type="string">
            <text:p>tf_orc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0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1" office:value-type="string" calcext:value-type="string">
            <text:p>tf_orc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0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1" office:value-type="string" calcext:value-type="string">
            <text:p>tf_orc| tfg_armor| tfg_helm| tfg_boots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0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1" office:value-type="string" calcext:value-type="string">
            <text:p>tf_orc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0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1" office:value-type="string" calcext:value-type="string">
            <text:p>tf_orc| tfg_armor| tfg_helm| tfg_boots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1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1" office:value-type="string" calcext:value-type="string">
            <text:p>tf_urukhai| tf_mounted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1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1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1" office:value-type="string" calcext:value-type="string">
            <text:p>tf_urukhai| tf_mounted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1" office:value-type="string" calcext:value-type="string">
            <text:p>tf_urukhai| tf_mounted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1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1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1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1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1" office:value-type="string" calcext:value-type="string">
            <text:p>tf_urukhai| tf_mounted|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1" office:value-type="string" calcext:value-type="string">
            <text:p>tf_urukhai|tf_mount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1" office:value-type="string" calcext:value-type="string">
            <text:p>tf_urukhai|tf_mount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1" office:value-type="string" calcext:value-type="string">
            <text:p>tf_uruk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1" office:value-type="string" calcext:value-type="string">
            <text:p>tf_uruk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1" office:value-type="string" calcext:value-type="string">
            <text:p>tf_uruk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1" office:value-type="string" calcext:value-type="string">
            <text:p>tf_uruk| tfg_shield|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1" office:value-type="string" calcext:value-type="string">
            <text:p>tf_uruk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1" office:value-type="string" calcext:value-type="string">
            <text:p>tf_uruk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1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1" office:value-type="string" calcext:value-type="string">
            <text:p>tf_uruk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1" office:value-type="string" calcext:value-type="string">
            <text:p>tf_troll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1" office:value-type="string" calcext:value-type="string">
            <text:p>tf_troll| tfg_helm| tfg_boots| tfg_armor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1" office:value-type="string" calcext:value-type="string">
            <text:p>tf_troll| tfg_helm| tfg_boots| tfg_armor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1" office:value-type="string" calcext:value-type="string">
            <text:p>tf_troll| tfg_helm| tfg_boots| tfg_armor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1" office:value-type="string" calcext:value-type="string">
            <text:p>tf_orc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1" office:value-type="string" calcext:value-type="string">
            <text:p>tf_orc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1" office:value-type="string" calcext:value-type="string">
            <text:p>tf_orc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1" office:value-type="string" calcext:value-type="string">
            <text:p>tf_orc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1" office:value-type="string" calcext:value-type="string">
            <text:p>tf_orc| tfg_armor| tfg_boots|tfg_polear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1" office:value-type="string" calcext:value-type="string">
            <text:p>tf_orc| tfg_armor| tfg_helm| tfg_boots|tfg_polear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Dol_Guldur</text:p>
          </table:table-cell>
          <table:table-cell table:style-name="ce11" office:value-type="string" calcext:value-type="string">
            <text:p>tf_orc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Dol_Guldur&quot;,&quot;Large_Orc_Tracker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Dol_Guldur","Large_Orc_Tracker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1" office:value-type="string" calcext:value-type="string">
            <text:p>tf_orc| tfg_ranged| tfg_helm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" calcext:value-type="string">
            <text:p>["fell_orc_tracker_of_mordo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1" office:value-type="string" calcext:value-type="string">
            <text:p>tf_orc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1" office:value-type="string" calcext:value-type="string">
            <text:p>tf_orc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1" office:value-type="string" calcext:value-type="string">
            <text:p>tf_orc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1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0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1" office:value-type="string" calcext:value-type="string">
            <text:p>tf_orc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1" office:value-type="string" calcext:value-type="string">
            <text:p>tf_orc| tfg_shield| tfg_armor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1" office:value-type="string" calcext:value-type="string">
            <text:p>tf_orc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1" office:value-type="string" calcext:value-type="string">
            <text:p>tf_orc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1" office:value-type="string" calcext:value-type="string">
            <text:p>tf_orc| tfg_ranged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1" office:value-type="string" calcext:value-type="string">
            <text:p>tf_orc| tfg_ranged| tfg_boots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b,itm_orc_shield_a,itm_moria_orc_shield_b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1" office:value-type="string" calcext:value-type="string">
            <text:p>tf_orc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1" office:value-type="string" calcext:value-type="string">
            <text:p>tf_orc| tfg_armor| tfg_helm| tfg_boots| tfg_shield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1" office:value-type="string" calcext:value-type="string">
            <text:p>tf_orc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1" office:value-type="string" calcext:value-type="string">
            <text:p>tf_orc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1" office:value-type="string" calcext:value-type="string">
            <text:p>tf_orc| tfg_shield| tfg_armor| tfg_helm|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1" office:value-type="string" calcext:value-type="string">
            <text:p>tf_orc| tfg_armor|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1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1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1" office:value-type="string" calcext:value-type="string">
            <text:p>tf_orc| tf_mount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1" office:value-type="string" calcext:value-type="string">
            <text:p>tf_orc| tf_mounted| tfg_armor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1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1" office:value-type="string" calcext:value-type="string">
            <text:p>tf_orc| tfg_shield| tfg_armor| tfg_helm|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1" office:value-type="string" calcext:value-type="string">
            <text:p>tf_evil_m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1" office:value-type="string" calcext:value-type="string">
            <text:p>tf_evil_m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1" office:value-type="string" calcext:value-type="string">
            <text:p>tf_evil_ma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1" office:value-type="string" calcext:value-type="string">
            <text:p>tf_evil_ma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1" office:value-type="string" calcext:value-type="string">
            <text:p>tf_evil_man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1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1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3"/>
        <table:table-column table:style-name="co22" table:default-cell-style-name="ce13"/>
        <table:table-row table:style-name="ro6">
          <table:table-cell table:number-columns-repeated="7"/>
          <table:table-cell table:style-name="ce36" office:value-type="string" calcext:value-type="string">
            <text:p>Char 1</text:p>
          </table:table-cell>
          <table:table-cell table:style-name="ce36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2</text:p>
          </table:table-cell>
          <table:table-cell table:style-name="ce36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3</text:p>
          </table:table-cell>
          <table:table-cell table:style-name="ce36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4</text:p>
          </table:table-cell>
          <table:table-cell table:style-name="ce36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5</text:p>
          </table:table-cell>
          <table:table-cell table:style-name="ce36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6</text:p>
          </table:table-cell>
          <table:table-cell table:style-name="ce36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7</text:p>
          </table:table-cell>
          <table:table-cell table:style-name="ce36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.00.0000</text:date>, <text:time style:data-style-name="N2" text:time-value="21:23:04.5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3-16T21:25:00.968000000</dc:date>
    <meta:editing-cycles>190</meta:editing-cycles>
    <meta:editing-duration>PT3H28M58S</meta:editing-duration>
    <meta:document-statistic meta:table-count="2" meta:cell-count="6705" meta:object-count="0"/>
  </office:meta>
</office:document-meta>
</file>